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NAHUN GARCI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FIGUEROA MORI, DINA YOLAND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P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ARCIA PAREDES, NAHUM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FIGUEROA MORI, DINA YOLAND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7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17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8264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13:36:3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